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.398cm" svg:height="11.641cm" svg:x="10.415cm" svg:y="3.712cm">
            <draw:object draw:notify-on-update-of-ranges="Sheet1.A9:Sheet1.A9 Sheet1.A10:Sheet1.A73 Sheet1.B9:Sheet1.B9 Sheet1.B10:Sheet1.B73 Sheet1.A9:Sheet1.A9 Sheet1.A10:Sheet1.A73 Sheet1.D9:Sheet1.D9 Sheet1.D10:Sheet1.D7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ar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2470" calcext:value-type="float">
            <text:p>22470</text:p>
          </table:table-cell>
          <table:table-cell office:value-type="float" office:value="21552" calcext:value-type="float">
            <text:p>21552</text:p>
          </table:table-cell>
          <table:table-cell office:value-type="float" office:value="15472" calcext:value-type="float">
            <text:p>15472</text:p>
          </table:table-cell>
          <table:table-cell office:value-type="float" office:value="11771" calcext:value-type="float">
            <text:p>11771</text:p>
          </table:table-cell>
          <table:table-cell office:value-type="float" office:value="10903" calcext:value-type="float">
            <text:p>10903</text:p>
          </table:table-cell>
          <table:table-cell office:value-type="float" office:value="6667" calcext:value-type="float">
            <text:p>6667</text:p>
          </table:table-cell>
          <table:table-cell office:value-type="float" office:value="6890" calcext:value-type="float">
            <text:p>6890</text:p>
          </table:table-cell>
          <table:table-cell office:value-type="float" office:value="6799" calcext:value-type="float">
            <text:p>6799</text:p>
          </table:table-cell>
        </table:table-row>
        <table:table-row table:style-name="ro1">
          <table:table-cell/>
          <table:table-cell table:formula="of:=[.$A$2]/[.B2]" office:value-type="float" office:value="1.04259465478842" calcext:value-type="float">
            <text:p>1,04259465478842</text:p>
          </table:table-cell>
          <table:table-cell table:formula="of:=[.$A$2]/[.C2]" office:value-type="float" office:value="1.45230093071355" calcext:value-type="float">
            <text:p>1,45230093071355</text:p>
          </table:table-cell>
          <table:table-cell table:formula="of:=[.$A$2]/[.D2]" office:value-type="float" office:value="1.90892872313312" calcext:value-type="float">
            <text:p>1,90892872313312</text:p>
          </table:table-cell>
          <table:table-cell table:formula="of:=[.$A$2]/[.E2]" office:value-type="float" office:value="2.06090066954049" calcext:value-type="float">
            <text:p>2,06090066954049</text:p>
          </table:table-cell>
          <table:table-cell table:formula="of:=[.$A$2]/[.F2]" office:value-type="float" office:value="3.37033148342583" calcext:value-type="float">
            <text:p>3,37033148342583</text:p>
          </table:table-cell>
          <table:table-cell table:formula="of:=[.$A$2]/[.G2]" office:value-type="float" office:value="3.26124818577649" calcext:value-type="float">
            <text:p>3,26124818577649</text:p>
          </table:table-cell>
          <table:table-cell table:formula="of:=[.$A$2]/[.H2]" office:value-type="float" office:value="3.30489777908516" calcext:value-type="float">
            <text:p>3,3048977790851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arm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[.A2]" office:value-type="float" office:value="22470" calcext:value-type="float">
            <text:p>22470</text:p>
          </table:table-cell>
          <table:table-cell office:value-type="float" office:value="21649" calcext:value-type="float">
            <text:p>21649</text:p>
          </table:table-cell>
          <table:table-cell office:value-type="float" office:value="11381" calcext:value-type="float">
            <text:p>11381</text:p>
          </table:table-cell>
          <table:table-cell office:value-type="float" office:value="6391" calcext:value-type="float">
            <text:p>6391</text:p>
          </table:table-cell>
          <table:table-cell office:value-type="float" office:value="3371" calcext:value-type="float">
            <text:p>3371</text:p>
          </table:table-cell>
          <table:table-cell office:value-type="float" office:value="1995" calcext:value-type="float">
            <text:p>1995</text:p>
          </table:table-cell>
          <table:table-cell office:value-type="float" office:value="1610" calcext:value-type="float">
            <text:p>1610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/>
          <table:table-cell table:formula="of:=[.$A$6]/[.B6]" office:value-type="float" office:value="1.03792322971038" calcext:value-type="float">
            <text:p>1,03792322971038</text:p>
          </table:table-cell>
          <table:table-cell table:formula="of:=[.$A$6]/[.C6]" office:value-type="float" office:value="1.97434320358492" calcext:value-type="float">
            <text:p>1,97434320358492</text:p>
          </table:table-cell>
          <table:table-cell table:formula="of:=[.$A$6]/[.D6]" office:value-type="float" office:value="3.51588170865279" calcext:value-type="float">
            <text:p>3,51588170865279</text:p>
          </table:table-cell>
          <table:table-cell table:formula="of:=[.$A$6]/[.E6]" office:value-type="float" office:value="6.66567784040344" calcext:value-type="float">
            <text:p>6,66567784040344</text:p>
          </table:table-cell>
          <table:table-cell table:formula="of:=[.$A$6]/[.F6]" office:value-type="float" office:value="11.2631578947368" calcext:value-type="float">
            <text:p>11,2631578947368</text:p>
          </table:table-cell>
          <table:table-cell table:formula="of:=[.$A$6]/[.G6]" office:value-type="float" office:value="13.9565217391304" calcext:value-type="float">
            <text:p>13,9565217391304</text:p>
          </table:table-cell>
          <table:table-cell table:formula="of:=[.$A$6]/[.H6]" office:value-type="float" office:value="22.2695738354807" calcext:value-type="float">
            <text:p>22,269573835480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Ideal</text:p>
          </table:table-cell>
          <table:table-cell/>
          <table:table-cell office:value-type="string" calcext:value-type="string">
            <text:p>My versio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381" calcext:value-type="float">
            <text:p>11381</text:p>
          </table:table-cell>
          <table:table-cell table:formula="of:=[.$A$2]/[.C10]" office:value-type="float" office:value="1.97434320358492" calcext:value-type="float">
            <text:p>1,9743432035849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6391" calcext:value-type="float">
            <text:p>6391</text:p>
          </table:table-cell>
          <table:table-cell table:formula="of:=[.$A$2]/[.C11]" office:value-type="float" office:value="3.51588170865279" calcext:value-type="float">
            <text:p>3,5158817086527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4576.08" calcext:value-type="float">
            <text:p>4576,08</text:p>
          </table:table-cell>
          <table:table-cell table:formula="of:=[.$A$2]/[.C12]" office:value-type="float" office:value="4.91031625321236" calcext:value-type="float">
            <text:p>4,9103162532123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3371" calcext:value-type="float">
            <text:p>3371</text:p>
          </table:table-cell>
          <table:table-cell table:formula="of:=[.$A$2]/[.C13]" office:value-type="float" office:value="6.66567784040344" calcext:value-type="float">
            <text:p>6,6656778404034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838.2" calcext:value-type="float">
            <text:p>2838,2</text:p>
          </table:table-cell>
          <table:table-cell table:formula="of:=[.$A$2]/[.C14]" office:value-type="float" office:value="7.91698964132197" calcext:value-type="float">
            <text:p>7,9169896413219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941.21" calcext:value-type="float">
            <text:p>2941,21</text:p>
          </table:table-cell>
          <table:table-cell table:formula="of:=[.$A$2]/[.C15]" office:value-type="float" office:value="7.63971290727286" calcext:value-type="float">
            <text:p>7,6397129072728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2681.14" calcext:value-type="float">
            <text:p>2681,14</text:p>
          </table:table-cell>
          <table:table-cell table:formula="of:=[.$A$2]/[.C16]" office:value-type="float" office:value="8.38076340661062" calcext:value-type="float">
            <text:p>8,3807634066106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995" calcext:value-type="float">
            <text:p>1995</text:p>
          </table:table-cell>
          <table:table-cell table:formula="of:=[.$A$2]/[.C17]" office:value-type="float" office:value="11.2631578947368" calcext:value-type="float">
            <text:p>11,263157894736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2144.76" calcext:value-type="float">
            <text:p>2144,76</text:p>
          </table:table-cell>
          <table:table-cell table:formula="of:=[.$A$2]/[.C18]" office:value-type="float" office:value="10.4766966933363" calcext:value-type="float">
            <text:p>10,476696693336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2095.37" calcext:value-type="float">
            <text:p>2095,37</text:p>
          </table:table-cell>
          <table:table-cell table:formula="of:=[.$A$2]/[.C19]" office:value-type="float" office:value="10.7236430797425" calcext:value-type="float">
            <text:p>10,723643079742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840.19" calcext:value-type="float">
            <text:p>1840,19</text:p>
          </table:table-cell>
          <table:table-cell table:formula="of:=[.$A$2]/[.C20]" office:value-type="float" office:value="12.2106956346899" calcext:value-type="float">
            <text:p>12,210695634689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1741.15" calcext:value-type="float">
            <text:p>1741,15</text:p>
          </table:table-cell>
          <table:table-cell table:formula="of:=[.$A$2]/[.C21]" office:value-type="float" office:value="12.9052637624558" calcext:value-type="float">
            <text:p>12,905263762455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1693.76" calcext:value-type="float">
            <text:p>1693,76</text:p>
          </table:table-cell>
          <table:table-cell table:formula="of:=[.$A$2]/[.C22]" office:value-type="float" office:value="13.2663423389382" calcext:value-type="float">
            <text:p>13,2663423389382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1700.68" calcext:value-type="float">
            <text:p>1700,68</text:p>
          </table:table-cell>
          <table:table-cell table:formula="of:=[.$A$2]/[.C23]" office:value-type="float" office:value="13.2123621139779" calcext:value-type="float">
            <text:p>13,212362113977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1712.43" calcext:value-type="float">
            <text:p>1712,43</text:p>
          </table:table-cell>
          <table:table-cell table:formula="of:=[.$A$2]/[.C24]" office:value-type="float" office:value="13.121704244845" calcext:value-type="float">
            <text:p>13,12170424484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1610" calcext:value-type="float">
            <text:p>1610</text:p>
          </table:table-cell>
          <table:table-cell table:formula="of:=[.$A$2]/[.C25]" office:value-type="float" office:value="13.9565217391304" calcext:value-type="float">
            <text:p>13,956521739130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1811.54" calcext:value-type="float">
            <text:p>1811,54</text:p>
          </table:table-cell>
          <table:table-cell table:formula="of:=[.$A$2]/[.C26]" office:value-type="float" office:value="12.4038111220288" calcext:value-type="float">
            <text:p>12,403811122028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1456.65" calcext:value-type="float">
            <text:p>1456,65</text:p>
          </table:table-cell>
          <table:table-cell table:formula="of:=[.$A$2]/[.C27]" office:value-type="float" office:value="15.4258057872516" calcext:value-type="float">
            <text:p>15,4258057872516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1476.48" calcext:value-type="float">
            <text:p>1476,48</text:p>
          </table:table-cell>
          <table:table-cell table:formula="of:=[.$A$2]/[.C28]" office:value-type="float" office:value="15.2186280884265" calcext:value-type="float">
            <text:p>15,218628088426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1439.99" calcext:value-type="float">
            <text:p>1439,99</text:p>
          </table:table-cell>
          <table:table-cell table:formula="of:=[.$A$2]/[.C29]" office:value-type="float" office:value="15.6042750296877" calcext:value-type="float">
            <text:p>15,6042750296877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1447.32" calcext:value-type="float">
            <text:p>1447,32</text:p>
          </table:table-cell>
          <table:table-cell table:formula="of:=[.$A$2]/[.C30]" office:value-type="float" office:value="15.5252466627974" calcext:value-type="float">
            <text:p>15,525246662797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1442.37" calcext:value-type="float">
            <text:p>1442,37</text:p>
          </table:table-cell>
          <table:table-cell table:formula="of:=[.$A$2]/[.C31]" office:value-type="float" office:value="15.5785270076333" calcext:value-type="float">
            <text:p>15,5785270076333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1492.88" calcext:value-type="float">
            <text:p>1492,88</text:p>
          </table:table-cell>
          <table:table-cell table:formula="of:=[.$A$2]/[.C32]" office:value-type="float" office:value="15.0514441884143" calcext:value-type="float">
            <text:p>15,0514441884143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1148.65" calcext:value-type="float">
            <text:p>1148,65</text:p>
          </table:table-cell>
          <table:table-cell table:formula="of:=[.$A$2]/[.C33]" office:value-type="float" office:value="19.5620946328298" calcext:value-type="float">
            <text:p>19,5620946328298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1089.81" calcext:value-type="float">
            <text:p>1089,81</text:p>
          </table:table-cell>
          <table:table-cell table:formula="of:=[.$A$2]/[.C34]" office:value-type="float" office:value="20.6182729099568" calcext:value-type="float">
            <text:p>20,6182729099568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1083.28" calcext:value-type="float">
            <text:p>1083,28</text:p>
          </table:table-cell>
          <table:table-cell table:formula="of:=[.$A$2]/[.C35]" office:value-type="float" office:value="20.742559633705" calcext:value-type="float">
            <text:p>20,742559633705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1108.49" calcext:value-type="float">
            <text:p>1108,49</text:p>
          </table:table-cell>
          <table:table-cell table:formula="of:=[.$A$2]/[.C36]" office:value-type="float" office:value="20.2708188616947" calcext:value-type="float">
            <text:p>20,2708188616947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1088.87" calcext:value-type="float">
            <text:p>1088,87</text:p>
          </table:table-cell>
          <table:table-cell table:formula="of:=[.$A$2]/[.C37]" office:value-type="float" office:value="20.6360722583963" calcext:value-type="float">
            <text:p>20,6360722583963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1087.11" calcext:value-type="float">
            <text:p>1087,11</text:p>
          </table:table-cell>
          <table:table-cell table:formula="of:=[.$A$2]/[.C38]" office:value-type="float" office:value="20.6694814692165" calcext:value-type="float">
            <text:p>20,6694814692165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1091.82" calcext:value-type="float">
            <text:p>1091,82</text:p>
          </table:table-cell>
          <table:table-cell table:formula="of:=[.$A$2]/[.C39]" office:value-type="float" office:value="20.5803154366104" calcext:value-type="float">
            <text:p>20,5803154366104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1070.1" calcext:value-type="float">
            <text:p>1070,1</text:p>
          </table:table-cell>
          <table:table-cell table:formula="of:=[.$A$2]/[.C40]" office:value-type="float" office:value="20.9980375665826" calcext:value-type="float">
            <text:p>20,9980375665826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1088.35" calcext:value-type="float">
            <text:p>1088,35</text:p>
          </table:table-cell>
          <table:table-cell table:formula="of:=[.$A$2]/[.C41]" office:value-type="float" office:value="20.6459319152846" calcext:value-type="float">
            <text:p>20,645931915284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1095.25" calcext:value-type="float">
            <text:p>1095,25</text:p>
          </table:table-cell>
          <table:table-cell table:formula="of:=[.$A$2]/[.C42]" office:value-type="float" office:value="20.5158639580005" calcext:value-type="float">
            <text:p>20,5158639580005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1094.63" calcext:value-type="float">
            <text:p>1094,63</text:p>
          </table:table-cell>
          <table:table-cell table:formula="of:=[.$A$2]/[.C43]" office:value-type="float" office:value="20.5274841727342" calcext:value-type="float">
            <text:p>20,5274841727342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1093.99" calcext:value-type="float">
            <text:p>1093,99</text:p>
          </table:table-cell>
          <table:table-cell table:formula="of:=[.$A$2]/[.C44]" office:value-type="float" office:value="20.5394930483825" calcext:value-type="float">
            <text:p>20,5394930483825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1094.32" calcext:value-type="float">
            <text:p>1094,32</text:p>
          </table:table-cell>
          <table:table-cell table:formula="of:=[.$A$2]/[.C45]" office:value-type="float" office:value="20.5332992177791" calcext:value-type="float">
            <text:p>20,5332992177791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1103.76" calcext:value-type="float">
            <text:p>1103,76</text:p>
          </table:table-cell>
          <table:table-cell table:formula="of:=[.$A$2]/[.C46]" office:value-type="float" office:value="20.3576864535769" calcext:value-type="float">
            <text:p>20,3576864535769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1104.98" calcext:value-type="float">
            <text:p>1104,98</text:p>
          </table:table-cell>
          <table:table-cell table:formula="of:=[.$A$2]/[.C47]" office:value-type="float" office:value="20.3352096870532" calcext:value-type="float">
            <text:p>20,3352096870532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1096.06" calcext:value-type="float">
            <text:p>1096,06</text:p>
          </table:table-cell>
          <table:table-cell table:formula="of:=[.$A$2]/[.C48]" office:value-type="float" office:value="20.5007025162856" calcext:value-type="float">
            <text:p>20,5007025162856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1094.87" calcext:value-type="float">
            <text:p>1094,87</text:p>
          </table:table-cell>
          <table:table-cell table:formula="of:=[.$A$2]/[.C49]" office:value-type="float" office:value="20.522984463909" calcext:value-type="float">
            <text:p>20,522984463909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1093.5" calcext:value-type="float">
            <text:p>1093,5</text:p>
          </table:table-cell>
          <table:table-cell table:formula="of:=[.$A$2]/[.C50]" office:value-type="float" office:value="20.5486968449931" calcext:value-type="float">
            <text:p>20,5486968449931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1096.97" calcext:value-type="float">
            <text:p>1096,97</text:p>
          </table:table-cell>
          <table:table-cell table:formula="of:=[.$A$2]/[.C51]" office:value-type="float" office:value="20.483695998979" calcext:value-type="float">
            <text:p>20,483695998979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1103.23" calcext:value-type="float">
            <text:p>1103,23</text:p>
          </table:table-cell>
          <table:table-cell table:formula="of:=[.$A$2]/[.C52]" office:value-type="float" office:value="20.3674664394551" calcext:value-type="float">
            <text:p>20,3674664394551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1092.57" calcext:value-type="float">
            <text:p>1092,57</text:p>
          </table:table-cell>
          <table:table-cell table:formula="of:=[.$A$2]/[.C53]" office:value-type="float" office:value="20.5661879788023" calcext:value-type="float">
            <text:p>20,5661879788023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1100.48" calcext:value-type="float">
            <text:p>1100,48</text:p>
          </table:table-cell>
          <table:table-cell table:formula="of:=[.$A$2]/[.C54]" office:value-type="float" office:value="20.4183628961908" calcext:value-type="float">
            <text:p>20,4183628961908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1096.68" calcext:value-type="float">
            <text:p>1096,68</text:p>
          </table:table-cell>
          <table:table-cell table:formula="of:=[.$A$2]/[.C55]" office:value-type="float" office:value="20.4891125943757" calcext:value-type="float">
            <text:p>20,4891125943757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1101.94" calcext:value-type="float">
            <text:p>1101,94</text:p>
          </table:table-cell>
          <table:table-cell table:formula="of:=[.$A$2]/[.C56]" office:value-type="float" office:value="20.3913098716809" calcext:value-type="float">
            <text:p>20,3913098716809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1099.7" calcext:value-type="float">
            <text:p>1099,7</text:p>
          </table:table-cell>
          <table:table-cell table:formula="of:=[.$A$2]/[.C57]" office:value-type="float" office:value="20.4328453214513" calcext:value-type="float">
            <text:p>20,4328453214513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1097.26" calcext:value-type="float">
            <text:p>1097,26</text:p>
          </table:table-cell>
          <table:table-cell table:formula="of:=[.$A$2]/[.C58]" office:value-type="float" office:value="20.4782822667371" calcext:value-type="float">
            <text:p>20,4782822667371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41.25" calcext:value-type="float">
            <text:p>1141,25</text:p>
          </table:table-cell>
          <table:table-cell table:formula="of:=[.$A$2]/[.C59]" office:value-type="float" office:value="19.6889375684556" calcext:value-type="float">
            <text:p>19,6889375684556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1096.68" calcext:value-type="float">
            <text:p>1096,68</text:p>
          </table:table-cell>
          <table:table-cell table:formula="of:=[.$A$2]/[.C60]" office:value-type="float" office:value="20.4891125943757" calcext:value-type="float">
            <text:p>20,4891125943757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103.21" calcext:value-type="float">
            <text:p>1103,21</text:p>
          </table:table-cell>
          <table:table-cell table:formula="of:=[.$A$2]/[.C61]" office:value-type="float" office:value="20.367835679517" calcext:value-type="float">
            <text:p>20,367835679517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1106.43" calcext:value-type="float">
            <text:p>1106,43</text:p>
          </table:table-cell>
          <table:table-cell table:formula="of:=[.$A$2]/[.C62]" office:value-type="float" office:value="20.3085599631246" calcext:value-type="float">
            <text:p>20,3085599631246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1099.43" calcext:value-type="float">
            <text:p>1099,43</text:p>
          </table:table-cell>
          <table:table-cell table:formula="of:=[.$A$2]/[.C63]" office:value-type="float" office:value="20.4378632564147" calcext:value-type="float">
            <text:p>20,4378632564147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1103.52" calcext:value-type="float">
            <text:p>1103,52</text:p>
          </table:table-cell>
          <table:table-cell table:formula="of:=[.$A$2]/[.C64]" office:value-type="float" office:value="20.3621139625924" calcext:value-type="float">
            <text:p>20,3621139625924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1101.24" calcext:value-type="float">
            <text:p>1101,24</text:p>
          </table:table-cell>
          <table:table-cell table:formula="of:=[.$A$2]/[.C65]" office:value-type="float" office:value="20.4042715484363" calcext:value-type="float">
            <text:p>20,4042715484363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1100.64" calcext:value-type="float">
            <text:p>1100,64</text:p>
          </table:table-cell>
          <table:table-cell table:formula="of:=[.$A$2]/[.C66]" office:value-type="float" office:value="20.4153946794592" calcext:value-type="float">
            <text:p>20,4153946794592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1099.18" calcext:value-type="float">
            <text:p>1099,18</text:p>
          </table:table-cell>
          <table:table-cell table:formula="of:=[.$A$2]/[.C67]" office:value-type="float" office:value="20.4425116905329" calcext:value-type="float">
            <text:p>20,4425116905329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1102.05" calcext:value-type="float">
            <text:p>1102,05</text:p>
          </table:table-cell>
          <table:table-cell table:formula="of:=[.$A$2]/[.C68]" office:value-type="float" office:value="20.3892745338233" calcext:value-type="float">
            <text:p>20,3892745338233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1097.7" calcext:value-type="float">
            <text:p>1097,7</text:p>
          </table:table-cell>
          <table:table-cell table:formula="of:=[.$A$2]/[.C69]" office:value-type="float" office:value="20.4700737906532" calcext:value-type="float">
            <text:p>20,4700737906532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1100.46" calcext:value-type="float">
            <text:p>1100,46</text:p>
          </table:table-cell>
          <table:table-cell table:formula="of:=[.$A$2]/[.C70]" office:value-type="float" office:value="20.4187339839703" calcext:value-type="float">
            <text:p>20,418733983970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1105.88" calcext:value-type="float">
            <text:p>1105,88</text:p>
          </table:table-cell>
          <table:table-cell table:formula="of:=[.$A$2]/[.C71]" office:value-type="float" office:value="20.3186602524686" calcext:value-type="float">
            <text:p>20,3186602524686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1103.28" calcext:value-type="float">
            <text:p>1103,28</text:p>
          </table:table-cell>
          <table:table-cell table:formula="of:=[.$A$2]/[.C72]" office:value-type="float" office:value="20.3665433978682" calcext:value-type="float">
            <text:p>20,3665433978682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1126.42" calcext:value-type="float">
            <text:p>1126,42</text:p>
          </table:table-cell>
          <table:table-cell table:formula="of:=[.$A$2]/[.C73]" office:value-type="float" office:value="19.9481543296461" calcext:value-type="float">
            <text:p>19,948154329646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it" fo:country="IT" style:font-name-asian="PingFang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/00/0000</text:date>, <text:time style:data-style-name="N2" text:time-value="18:25:13.9346006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23T15:31:25.936116633</meta:creation-date>
    <dc:date>2020-05-24T20:05:20.832057412</dc:date>
    <meta:editing-duration>PT10M</meta:editing-duration>
    <meta:editing-cycles>3</meta:editing-cycles>
    <meta:generator>LibreOffice/6.4.3.2$MacOSX_X86_64 LibreOffice_project/747b5d0ebf89f41c860ec2a39efd7cb15b54f2d8</meta:generator>
    <meta:document-statistic meta:table-count="1" meta:cell-count="253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99cm" svg:height="11.642cm" xlink:href=".." xlink:type="simple" chart:class="chart:scatter" chart:style-name="ch1">
        <chart:legend chart:legend-position="end" svg:x="17.324cm" svg:y="5.288cm" style:legend-expansion="high" chart:style-name="ch2"/>
        <chart:plot-area chart:style-name="ch3" table:cell-range-address="Sheet1.A9:Sheet1.B73 Sheet1.D9:Sheet1.D73" chart:data-source-has-labels="row" svg:x="1.408cm" svg:y="0.232cm" svg:width="15.509cm" svg:height="10.207cm">
          <chartooo:coordinate-region svg:x="2.064cm" svg:y="0.424cm" svg:width="14.548cm" svg:height="9.383cm"/>
          <chart:axis chart:dimension="x" chart:name="primary-x" chart:style-name="ch4">
            <chart:title svg:x="8.363cm" svg:y="10.671cm" chart:style-name="ch5">
              <text:p>pardegree</text:p>
            </chart:title>
          </chart:axis>
          <chart:axis chart:dimension="y" chart:name="primary-y" chart:style-name="ch4">
            <chart:title svg:x="0.451cm" svg:y="6.01cm" chart:style-name="ch6">
              <text:p>speedup</text:p>
            </chart:title>
            <chart:grid chart:style-name="ch7" chart:class="major"/>
          </chart:axis>
          <chart:series chart:style-name="ch8" chart:values-cell-range-address="Sheet1.B10:Sheet1.B73" chart:label-cell-address="Sheet1.B9:Sheet1.B9" chart:class="chart:scatter">
            <chart:domain table:cell-range-address="Sheet1.A10:Sheet1.A73"/>
            <chart:data-point chart:repeated="64"/>
          </chart:series>
          <chart:series chart:style-name="ch9" chart:values-cell-range-address="Sheet1.D10:Sheet1.D73" chart:label-cell-address="Sheet1.D9:Sheet1.D9" chart:class="chart:scatter">
            <chart:data-point chart:repeated="6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eal</text:p>
                <draw:g>
                  <svg:desc>Sheet1.B9:Sheet1.B9</svg:desc>
                </draw:g>
              </table:table-cell>
              <table:table-cell office:value-type="string">
                <text:p>My version</text:p>
                <draw:g>
                  <svg:desc>Sheet1.D9:Sheet1.D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10:Sheet1.A73</svg:desc>
                </draw:g>
              </table:table-cell>
              <table:table-cell office:value-type="float" office:value="2">
                <text:p>2</text:p>
                <draw:g>
                  <svg:desc>Sheet1.B10:Sheet1.B73</svg:desc>
                </draw:g>
              </table:table-cell>
              <table:table-cell office:value-type="float" office:value="1.97434320358492">
                <text:p>1.97434320358492</text:p>
                <draw:g>
                  <svg:desc>Sheet1.D10:Sheet1.D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51588170865279">
                <text:p>3.515881708652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91031625321236">
                <text:p>4.910316253212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.66567784040344">
                <text:p>6.665677840403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91698964132197">
                <text:p>7.916989641321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.63971290727286">
                <text:p>7.63971290727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.38076340661062">
                <text:p>8.380763406610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.2631578947368">
                <text:p>11.26315789473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0.4766966933363">
                <text:p>10.47669669333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.7236430797425">
                <text:p>10.72364307974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2.2106956346899">
                <text:p>12.21069563468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2.9052637624558">
                <text:p>12.90526376245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3.2663423389382">
                <text:p>13.26634233893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13.2123621139779">
                <text:p>13.21236211397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13.121704244845">
                <text:p>13.1217042448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13.9565217391304">
                <text:p>13.95652173913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12.4038111220288">
                <text:p>12.40381112202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15.4258057872516">
                <text:p>15.42580578725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15.2186280884265">
                <text:p>15.21862808842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15.6042750296877">
                <text:p>15.60427502968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15.5252466627974">
                <text:p>15.52524666279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15.5785270076333">
                <text:p>15.5785270076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15.0514441884143">
                <text:p>15.05144418841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19.5620946328298">
                <text:p>19.5620946328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20.6182729099568">
                <text:p>20.61827290995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20.742559633705">
                <text:p>20.7425596337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20.2708188616947">
                <text:p>20.27081886169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20.6360722583963">
                <text:p>20.63607225839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20.6694814692165">
                <text:p>20.66948146921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20.5803154366104">
                <text:p>20.58031543661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20.9980375665826">
                <text:p>20.99803756658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20.6459319152846">
                <text:p>20.64593191528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20.5158639580005">
                <text:p>20.51586395800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20.5274841727342">
                <text:p>20.52748417273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20.5394930483825">
                <text:p>20.53949304838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20.5332992177791">
                <text:p>20.53329921777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20.3576864535769">
                <text:p>20.35768645357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20.3352096870532">
                <text:p>20.33520968705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20.5007025162856">
                <text:p>20.50070251628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20.522984463909">
                <text:p>20.5229844639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20.5486968449931">
                <text:p>20.54869684499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20.483695998979">
                <text:p>20.4836959989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20.3674664394551">
                <text:p>20.36746643945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20.5661879788023">
                <text:p>20.56618797880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20.4183628961908">
                <text:p>20.41836289619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20.4891125943757">
                <text:p>20.48911259437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20.3913098716809">
                <text:p>20.39130987168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20.4328453214513">
                <text:p>20.43284532145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20.4782822667371">
                <text:p>20.47828226673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19.6889375684556">
                <text:p>19.68893756845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20.4891125943757">
                <text:p>20.48911259437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20.367835679517">
                <text:p>20.3678356795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20.3085599631246">
                <text:p>20.30855996312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20.4378632564147">
                <text:p>20.43786325641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20.3621139625924">
                <text:p>20.36211396259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20.4042715484363">
                <text:p>20.40427154843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20.4153946794592">
                <text:p>20.41539467945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20.4425116905329">
                <text:p>20.44251169053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20.3892745338233">
                <text:p>20.38927453382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20.4700737906532">
                <text:p>20.47007379065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20.4187339839703">
                <text:p>20.41873398397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20.3186602524686">
                <text:p>20.31866025246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20.3665433978682">
                <text:p>20.36654339786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9.9481543296461">
                <text:p>19.94815432964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